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4" style:family="paragraph"/>
    <style:style style:name="P12" style:parent-style-name="Listenabsatz" style:list-style-name="LFO4" style:family="paragraph"/>
    <style:style style:name="P13" style:parent-style-name="Listenabsatz" style:list-style-name="LFO4" style:family="paragraph"/>
    <style:style style:name="P14" style:parent-style-name="Listenabsatz" style:list-style-name="LFO4" style:family="paragraph"/>
    <style:style style:name="P15" style:parent-style-name="Listenabsatz" style:list-style-name="LFO4" style:family="paragraph"/>
    <style:style style:name="P16" style:parent-style-name="Listenabsatz" style:list-style-name="LFO3" style:family="paragraph"/>
    <style:style style:name="P17" style:parent-style-name="Listenabsatz" style:list-style-name="LFO3" style:family="paragraph"/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3" style:family="paragraph"/>
    <style:style style:name="P21" style:parent-style-name="Listenabsatz" style:list-style-name="LFO3" style:family="paragraph"/>
    <style:style style:name="P22" style:parent-style-name="Listenabsatz" style:list-style-name="LFO3" style:family="paragraph"/>
    <style:style style:name="P23" style:parent-style-name="Listenabsatz" style:list-style-name="LFO3" style:family="paragraph"/>
    <style:style style:name="P24" style:parent-style-name="Listenabsatz" style:list-style-name="LFO5" style:family="paragraph"/>
    <style:style style:name="P25" style:parent-style-name="Listenabsatz" style:list-style-name="LFO5" style:family="paragraph"/>
    <style:style style:name="P26" style:parent-style-name="Listenabsatz" style:list-style-name="LFO5" style:family="paragraph"/>
  </office:automatic-styles>
  <office:body>
    <office:text text:use-soft-page-breaks="true">
      <text:p text:style-name="P1">Küchenmöbelunternehmen</text:p>
      <text:p text:style-name="Standard">Prozesse:</text:p>
      <text:list text:style-name="LFO1" text:continue-numbering="true">
        <text:list-item>
          <text:p text:style-name="P2">Beschaffung von Rohmaterialien</text:p>
        </text:list-item>
        <text:list-item>
          <text:p text:style-name="P3">Design und Entwicklung</text:p>
        </text:list-item>
        <text:list-item>
          <text:p text:style-name="P4">Produktion</text:p>
        </text:list-item>
        <text:list-item>
          <text:p text:style-name="P5">Qualitätskontrolle</text:p>
        </text:list-item>
        <text:list-item>
          <text:p text:style-name="P6">Lagerhaltung und Bestandsverwaltung</text:p>
        </text:list-item>
        <text:list-item>
          <text:p text:style-name="P7">Auftragsabwicklung und Vertrieb</text:p>
        </text:list-item>
        <text:list-item>
          <text:p text:style-name="P8">Logistik und Lieferung</text:p>
        </text:list-item>
        <text:list-item>
          <text:p text:style-name="P9">Montage und Installation</text:p>
        </text:list-item>
        <text:list-item>
          <text:p text:style-name="P10">Kundendienst und Support</text:p>
        </text:list-item>
      </text:list>
      <text:p text:style-name="Standard"/>
      <text:p text:style-name="Standard">Fragen:<text:s/>- Daniel</text:p>
      <text:list text:style-name="LFO4" text:continue-numbering="true">
        <text:list-item>
          <text:p text:style-name="P11">Konkrete Mitarbeiteranzahl<text:s/>– vorhandene IT-Mitarbeiter?</text:p>
        </text:list-item>
        <text:list-item>
          <text:p text:style-name="P12">Cloudlösung oder selber hosten?</text:p>
        </text:list-item>
        <text:list-item>
          <text:p text:style-name="P13">Vorhandene Hardware? Server etc.</text:p>
        </text:list-item>
        <text:list-item>
          <text:p text:style-name="P14">Budget für Hardware? Vs Gesamtbudget?</text:p>
        </text:list-item>
        <text:list-item>
          <text:p text:style-name="P15">Welche Software wird aktuell verwendet?</text:p>
        </text:list-item>
      </text:list>
      <text:p text:style-name="Standard"/>
      <text:p text:style-name="Standard">Ziele des Systems:</text:p>
      <text:list text:style-name="LFO3" text:continue-numbering="true">
        <text:list-item>
          <text:p text:style-name="P16">Datenbank mit Kunden-/Mitarbeiter-/Lieferantendaten</text:p>
        </text:list-item>
        <text:list-item>
          <text:p text:style-name="P17">Inventur</text:p>
        </text:list-item>
        <text:list-item>
          <text:p text:style-name="P18">Automatisierte Bestellung von Einzelteilen</text:p>
        </text:list-item>
        <text:list-item>
          <text:p text:style-name="P19">Kundenbestellungen digitalisieren</text:p>
        </text:list-item>
        <text:list-item>
          <text:p text:style-name="P20">Lieferscheine/Rechnungen/Belege digitalisiert</text:p>
        </text:list-item>
        <text:list-item>
          <text:p text:style-name="P21">Statusverfolgung von Bestellungen</text:p>
        </text:list-item>
        <text:list-item>
          <text:p text:style-name="P22">Ticketsystem</text:p>
        </text:list-item>
        <text:list-item>
          <text:p text:style-name="P23">Zeitmanagement: Planung der Monteure – wann sind sie wo?<text:s/></text:p>
        </text:list-item>
      </text:list>
      <text:p text:style-name="Standard"/>
      <text:p text:style-name="Standard">Vergleich von Tools:</text:p>
      <text:list text:style-name="LFO5" text:continue-numbering="true">
        <text:list-item>
          <text:p text:style-name="P24">SAP Business One – Lisa, Dennis</text:p>
        </text:list-item>
        <text:list-item>
          <text:p text:style-name="P25">Microsoft Dynamics 365 Business Central - Nils</text:p>
        </text:list-item>
        <text:list-item>
          <text:p text:style-name="P26">Xentral ERP – Keno, (Daniel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W</meta:initial-creator>
    <dc:creator>LW</dc:creator>
    <meta:creation-date>2024-04-27T13:15:00Z</meta:creation-date>
    <dc:date>2024-04-27T14:06:00Z</dc:date>
    <meta:template xlink:href="Normal.dotm" xlink:type="simple"/>
    <meta:editing-cycles>1</meta:editing-cycles>
    <meta:editing-duration>PT0S</meta:editing-duration>
    <meta:document-statistic meta:page-count="1" meta:paragraph-count="1" meta:word-count="125" meta:character-count="913" meta:row-count="6" meta:non-whitespace-character-count="789"/>
  </office:meta>
</office:document-meta>
</file>